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2">
      <style:text-properties fo:font-weight="bold" style:font-weight-asian="bold" style:font-weight-complex="bold"/>
    </style:style>
    <style:style style:name="P6" style:family="paragraph" style:parent-style-name="Standard" style:list-style-name="L2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944420986286707186" text:style-name="L1">
        <text:list-item>
          <text:p text:style-name="P3">Github is like your coding resume</text:p>
        </text:list-item>
      </text:list>
      <text:p text:style-name="Standard"/>
      <text:p text:style-name="Standard"/>
      <text:p text:style-name="Standard">3 main projects during the course</text:p>
      <text:p text:style-name="Standard">awesome answers (with instructor)</text:p>
      <text:p text:style-name="Standard">fund,sy(with instructor) </text:p>
      <text:p text:style-name="Standard">PM tool(assignment) <text:s/>---&gt; project management tool</text:p>
      <text:p text:style-name="Standard"/>
      <text:p text:style-name="Standard">+Your project with a team member</text:p>
      <text:p text:style-name="Standard"/>
      <text:p text:style-name="Standard"/>
      <text:p text:style-name="Standard">Come up with plan to get hired</text:p>
      <text:p text:style-name="Standard">-where want to work</text:p>
      <text:p text:style-name="Standard">-build connections early</text:p>
      <text:p text:style-name="Standard"/>
      <text:p text:style-name="Standard"/>
      <text:list xml:id="list5882753877534683749" text:style-name="L2">
        <text:list-item>
          <text:p text:style-name="P4">Ruby can be used to program anything, desktop applications, web apps – it is a general purpose programming language</text:p>
        </text:list-item>
        <text:list-item>
          <text:p text:style-name="P4">sudo ln -s &lt;/applications/sublime\ text.app/ ------&gt; is creating a symbolic link with administrator privilages</text:p>
        </text:list-item>
        <text:list-item>
          <text:p text:style-name="P4">all variables in ruby are mutable, meaning you can mutate or change it whenever you want.</text:p>
        </text:list-item>
        <text:list-item>
          <text:p text:style-name="P5">String ruby in google shows you all the methods you can use </text:p>
        </text:list-item>
        <text:list-item>
          <text:p text:style-name="P5">when you see two slashes it means regular expressions</text:p>
        </text:list-item>
        <text:list-item>
          <text:p text:style-name="P5">.class shows the class</text:p>
        </text:list-item>
        <text:list-item>
          <text:p text:style-name="P6">command k clears the screen</text:p>
        </text:list-item>
      </text:list>
      <text:p text:style-name="P2"/>
      <text:p text:style-name="P2">Linux commands</text:p>
      <text:p text:style-name="P2">/ root directory</text:p>
      <text:p text:style-name="P2">root user is the administrator</text:p>
      <text:p text:style-name="P2">regular user usually only has permission to a couple folders</text:p>
      <text:p text:style-name="P2">thats why when you install stuff you run as the root users</text:p>
      <text:p text:style-name="P2"/>
      <text:p text:style-name="P2">pwd gives you folder you are currently in right now</text:p>
      <text:p text:style-name="P2">whoami tells you the current user</text:p>
      <text:p text:style-name="P2">sudo whoami</text:p>
      <text:p text:style-name="P2">cd / change directory to root</text:p>
      <text:p text:style-name="P2">cd ~ changes directory back to the user directory</text:p>
      <text:p text:style-name="P2">touch &lt;test.rb&gt; a way to quickly create a file.</text:p>
      <text:p text:style-name="P2">ls -la gives a more detailed list</text:p>
      <text:p text:style-name="P2">chmod (number) changes rights to a particular file. (Look up what number to use on google)</text:p>
      <text:p text:style-name="P2">@ find ---&gt; / (This searches root), -name (searches for the name of the file)</text:p>
      <text:p text:style-name="P2">need to use sudo so no problems: sudo find / -name abc</text:p>
      <text:p text:style-name="P2">open . <text:s/>(Will open the current folder in finder)</text:p>
      <text:p text:style-name="P2">mkdir .abc creates a hidden file</text:p>
      <text:p text:style-name="P2"/>
      <text:p text:style-name="P1">man is the manual command, so you can do man -ls will show you the manual for ls command</text:p>
      <text:p text:style-name="P2"/>
      <text:p text:style-name="P2">top command shows you all the processes that are currently running.</text:p>
      <text:p text:style-name="P2">kill command kills an app that is running. </text:p>
      <text:p text:style-name="P2">ps gives you all current processes running</text:p>
      <text:p text:style-name="P2"><text:soft-page-break/>command t creates a new tab</text:p>
      <text:p text:style-name="P2">cp command copies, cp strings.rb strings_new.rb</text:p>
      <text:p text:style-name="P2">mv Moves a file. Cp stringes_new.rb ../ &lt;This moves the file up a directory&gt;</text:p>
      <text:p text:style-name="P2">this generating an ssh key. It works basically by giving someone a public key, and you have the private key. To be able to decrypt something you need the private key.</text:p>
      <text:p text:style-name="P2"/>
      <text:p text:style-name="P2">GIT is distributed source control. GIT hub is a hub for source control.</text:p>
      <text:p text:style-name="P2">A commit is a snapshot of code at that particular moment, every time you do a change you make a commit. So it creates a chain that you can back in time with and look at them.</text:p>
      <text:p text:style-name="P2"/>
      <text:p text:style-name="P2">When you work on files you don't want to commit on all of them, but if you only want to commit a couple of them you stage them first, then you commit them</text:p>
      <text:p text:style-name="P2"/>
      <text:p text:style-name="P2">git init -- initializes</text:p>
      <text:p text:style-name="P2">git add . --- the . Adds all the files in the directory to the </text:p>
      <text:p text:style-name="P2">Git status --- shows you the status of the files in the folder</text:p>
      <text:p text:style-name="P2">git commit -m “my first commit”</text:p>
      <text:p text:style-name="P2"/>
      <text:p text:style-name="P2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an Maule</meta:initial-creator>
    <meta:creation-date>2014-08-04T09:27:42</meta:creation-date>
    <dc:date>2014-08-04T14:45:37</dc:date>
    <dc:creator>Alan Maule</dc:creator>
    <meta:editing-duration>PT5H17M56S</meta:editing-duration>
    <meta:editing-cycles>21</meta:editing-cycles>
    <meta:generator>OpenOffice/4.1.0$Unix OpenOffice.org_project/410m18$Build-9764</meta:generator>
    <meta:document-statistic meta:table-count="0" meta:image-count="0" meta:object-count="0" meta:page-count="2" meta:paragraph-count="48" meta:word-count="496" meta:character-count="2628"/>
  </office:meta>
</office:document-meta>
</file>